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edeni</text:p>
          </table:table-cell>
          <table:table-cell office:value-type="string" calcext:value-type="string">
            <text:p>koncentrace</text:p>
          </table:table-cell>
          <table:table-cell office:value-type="string" calcext:value-type="string">
            <text:p>m1 mg</text:p>
          </table:table-cell>
          <table:table-cell office:value-type="string" calcext:value-type="string">
            <text:p>m2 mg</text:p>
          </table:table-cell>
          <table:table-cell office:value-type="string" calcext:value-type="string">
            <text:p>P0 mN</text:p>
          </table:table-cell>
          <table:table-cell office:value-type="string" calcext:value-type="string">
            <text:p>Sigma N/m</text:p>
          </table:table-cell>
          <table:table-cell office:value-type="string" calcext:value-type="string">
            <text:p>d sigma</text:p>
          </table:table-cell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448" calcext:value-type="float">
            <text:p>448</text:p>
          </table:table-cell>
          <table:table-cell table:formula="of:=([.E3]-[.D3])*[.$C$17]/1000" office:value-type="float" office:value="3.169922" calcext:value-type="float">
            <text:p>3.169922</text:p>
          </table:table-cell>
          <table:table-cell table:formula="of:=[.F3]/10/2/[.$C$18]" office:value-type="float" office:value="0.0816990206185567" calcext:value-type="float">
            <text:p>0.0816990206</text:p>
          </table:table-cell>
          <table:table-cell table:formula="of:=[.G3]* SQRT(    ([.$F$14]/[.F3])^2    +    ([.$D$18]/[.$C$18])^2   )" office:value-type="float" office:value="0.00245625383528618" calcext:value-type="float">
            <text:p>0.002456253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100/2^[.B4]" office:value-type="float" office:value="0.390625" calcext:value-type="float">
            <text:p>0.390625</text:p>
          </table:table-cell>
          <table:table-cell office:value-type="float" office:value="118" calcext:value-type="float">
            <text:p>118</text:p>
          </table:table-cell>
          <table:table-cell office:value-type="float" office:value="430" calcext:value-type="float">
            <text:p>430</text:p>
          </table:table-cell>
          <table:table-cell table:formula="of:=([.E4]-[.D4])*[.$C$17]/1000" office:value-type="float" office:value="3.061968" calcext:value-type="float">
            <text:p>3.061968</text:p>
          </table:table-cell>
          <table:table-cell table:formula="of:=[.F4]/10/2/[.$C$18]" office:value-type="float" office:value="0.0789167010309278" calcext:value-type="float">
            <text:p>0.078916701</text:p>
          </table:table-cell>
          <table:table-cell table:formula="of:=[.G4]* SQRT(    ([.$F$14]/[.F4])^2    +    ([.$D$18]/[.$C$18])^2   )" office:value-type="float" office:value="0.00239506505553825" calcext:value-type="float">
            <text:p>0.002395065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100/2^[.B5]" office:value-type="float" office:value="0.78125" calcext:value-type="float">
            <text:p>0.78125</text:p>
          </table:table-cell>
          <table:table-cell office:value-type="float" office:value="117" calcext:value-type="float">
            <text:p>117</text:p>
          </table:table-cell>
          <table:table-cell office:value-type="float" office:value="419" calcext:value-type="float">
            <text:p>419</text:p>
          </table:table-cell>
          <table:table-cell table:formula="of:=([.E5]-[.D5])*[.$C$17]/1000" office:value-type="float" office:value="2.963828" calcext:value-type="float">
            <text:p>2.963828</text:p>
          </table:table-cell>
          <table:table-cell table:formula="of:=[.F5]/10/2/[.$C$18]" office:value-type="float" office:value="0.0763873195876289" calcext:value-type="float">
            <text:p>0.0763873196</text:p>
          </table:table-cell>
          <table:table-cell table:formula="of:=[.G5]* SQRT(    ([.$F$14]/[.F5])^2    +    ([.$D$18]/[.$C$18])^2   )" office:value-type="float" office:value="0.00233995745161042" calcext:value-type="float">
            <text:p>0.002339957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100/2^[.B6]" office:value-type="float" office:value="1.5625" calcext:value-type="float">
            <text:p>1.5625</text:p>
          </table:table-cell>
          <table:table-cell office:value-type="float" office:value="113" calcext:value-type="float">
            <text:p>113</text:p>
          </table:table-cell>
          <table:table-cell office:value-type="float" office:value="404" calcext:value-type="float">
            <text:p>404</text:p>
          </table:table-cell>
          <table:table-cell table:formula="of:=([.E6]-[.D6])*[.$C$17]/1000" office:value-type="float" office:value="2.855874" calcext:value-type="float">
            <text:p>2.855874</text:p>
          </table:table-cell>
          <table:table-cell table:formula="of:=[.F6]/10/2/[.$C$18]" office:value-type="float" office:value="0.073605" calcext:value-type="float">
            <text:p>0.073605</text:p>
          </table:table-cell>
          <table:table-cell table:formula="of:=[.G6]* SQRT(    ([.$F$14]/[.F6])^2    +    ([.$D$18]/[.$C$18])^2   )" office:value-type="float" office:value="0.00227995362225539" calcext:value-type="float">
            <text:p>0.002279953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100/2^[.B7]" office:value-type="float" office:value="3.125" calcext:value-type="float">
            <text:p>3.125</text:p>
          </table:table-cell>
          <table:table-cell office:value-type="float" office:value="116" calcext:value-type="float">
            <text:p>116</text:p>
          </table:table-cell>
          <table:table-cell office:value-type="float" office:value="401" calcext:value-type="float">
            <text:p>401</text:p>
          </table:table-cell>
          <table:table-cell table:formula="of:=([.E7]-[.D7])*[.$C$17]/1000" office:value-type="float" office:value="2.79699" calcext:value-type="float">
            <text:p>2.79699</text:p>
          </table:table-cell>
          <table:table-cell table:formula="of:=[.F7]/10/2/[.$C$18]" office:value-type="float" office:value="0.0720873711340206" calcext:value-type="float">
            <text:p>0.0720873711</text:p>
          </table:table-cell>
          <table:table-cell table:formula="of:=[.G7]* SQRT(    ([.$F$14]/[.F7])^2    +    ([.$D$18]/[.$C$18])^2   )" office:value-type="float" office:value="0.002247513413385" calcext:value-type="float">
            <text:p>0.002247513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00/2^[.B8]" office:value-type="float" office:value="6.25" calcext:value-type="float">
            <text:p>6.25</text:p>
          </table:table-cell>
          <table:table-cell office:value-type="float" office:value="111" calcext:value-type="float">
            <text:p>111</text:p>
          </table:table-cell>
          <table:table-cell office:value-type="float" office:value="370" calcext:value-type="float">
            <text:p>370</text:p>
          </table:table-cell>
          <table:table-cell table:formula="of:=([.E8]-[.D8])*[.$C$17]/1000" office:value-type="float" office:value="2.541826" calcext:value-type="float">
            <text:p>2.541826</text:p>
          </table:table-cell>
          <table:table-cell table:formula="of:=[.F8]/10/2/[.$C$18]" office:value-type="float" office:value="0.0655109793814433" calcext:value-type="float">
            <text:p>0.0655109794</text:p>
          </table:table-cell>
          <table:table-cell table:formula="of:=[.G8]* SQRT(    ([.$F$14]/[.F8])^2    +    ([.$D$18]/[.$C$18])^2   )" office:value-type="float" office:value="0.00210955667881233" calcext:value-type="float">
            <text:p>0.00210955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00/2^[.B9]" office:value-type="float" office:value="12.5" calcext:value-type="float">
            <text:p>12.5</text:p>
          </table:table-cell>
          <table:table-cell office:value-type="float" office:value="109" calcext:value-type="float">
            <text:p>109</text:p>
          </table:table-cell>
          <table:table-cell office:value-type="float" office:value="327" calcext:value-type="float">
            <text:p>327</text:p>
          </table:table-cell>
          <table:table-cell table:formula="of:=([.E9]-[.D9])*[.$C$17]/1000" office:value-type="float" office:value="2.139452" calcext:value-type="float">
            <text:p>2.139452</text:p>
          </table:table-cell>
          <table:table-cell table:formula="of:=[.F9]/10/2/[.$C$18]" office:value-type="float" office:value="0.0551405154639175" calcext:value-type="float">
            <text:p>0.0551405155</text:p>
          </table:table-cell>
          <table:table-cell table:formula="of:=[.G9]* SQRT(    ([.$F$14]/[.F9])^2    +    ([.$D$18]/[.$C$18])^2   )" office:value-type="float" office:value="0.00190239383044801" calcext:value-type="float">
            <text:p>0.001902393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00/2^[.B10]" office:value-type="float" office:value="25" calcext:value-type="float">
            <text:p>25</text:p>
          </table:table-cell>
          <table:table-cell office:value-type="float" office:value="106" calcext:value-type="float">
            <text:p>106</text:p>
          </table:table-cell>
          <table:table-cell office:value-type="float" office:value="277" calcext:value-type="float">
            <text:p>277</text:p>
          </table:table-cell>
          <table:table-cell table:formula="of:=([.E10]-[.D10])*[.$C$17]/1000" office:value-type="float" office:value="1.678194" calcext:value-type="float">
            <text:p>1.678194</text:p>
          </table:table-cell>
          <table:table-cell table:formula="of:=[.F10]/10/2/[.$C$18]" office:value-type="float" office:value="0.0432524226804124" calcext:value-type="float">
            <text:p>0.0432524227</text:p>
          </table:table-cell>
          <table:table-cell table:formula="of:=[.G10]* SQRT(    ([.$F$14]/[.F10])^2    +    ([.$D$18]/[.$C$18])^2   )" office:value-type="float" office:value="0.00168585801101908" calcext:value-type="float">
            <text:p>0.00168585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00/2^[.B11]"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238" calcext:value-type="float">
            <text:p>238</text:p>
          </table:table-cell>
          <table:table-cell table:formula="of:=([.E11]-[.D11])*[.$C$17]/1000" office:value-type="float" office:value="1.305262" calcext:value-type="float">
            <text:p>1.305262</text:p>
          </table:table-cell>
          <table:table-cell table:formula="of:=[.F11]/10/2/[.$C$18]" office:value-type="float" office:value="0.0336407731958763" calcext:value-type="float">
            <text:p>0.0336407732</text:p>
          </table:table-cell>
          <table:table-cell table:formula="of:=[.G11]* SQRT(    ([.$F$14]/[.F11])^2    +    ([.$D$18]/[.$C$18])^2   )" office:value-type="float" office:value="0.00153335711864879" calcext:value-type="float">
            <text:p>0.00153335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225" calcext:value-type="float">
            <text:p>225</text:p>
          </table:table-cell>
          <table:table-cell table:formula="of:=([.E12]-[.D12])*[.$C$17]/1000" office:value-type="float" office:value="1.167866" calcext:value-type="float">
            <text:p>1.167866</text:p>
          </table:table-cell>
          <table:table-cell table:formula="of:=[.F12]/10/2/[.$C$18]" office:value-type="float" office:value="0.0300996391752577" calcext:value-type="float">
            <text:p>0.0300996392</text:p>
          </table:table-cell>
          <table:table-cell table:formula="of:=[.G12]* SQRT(    ([.$F$14]/[.F12])^2    +    ([.$D$18]/[.$C$18])^2   )" office:value-type="float" office:value="0.00148366176879421" calcext:value-type="float">
            <text:p>0.001483661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P0 mN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5*[.C17]/1000" office:value-type="float" office:value="0.04907" calcext:value-type="float">
            <text:p>0.04907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9.814" calcext:value-type="float">
            <text:p>9.8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1.94" calcext:value-type="float">
            <text:p>1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cm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 style:data-style-name="N2" text:time-value="19:58:44.396612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6-04-18T21:21:21.058008673</dc:date>
    <dc:creator>Vladislav Wohlrath</dc:creator>
    <meta:editing-duration>PT52M15S</meta:editing-duration>
    <meta:editing-cycles>5</meta:editing-cycles>
    <meta:document-statistic meta:table-count="1" meta:cell-count="85" meta:object-count="0"/>
  </office:meta>
</office:document-meta>
</file>